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20000007983E87D2F9ABD5BC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9.2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3cm" fo:min-width="12.3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8cm" fo:padding-bottom="0.018cm" fo:padding-left="0.018cm" fo:padding-right="0.0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771cm" fo:min-width="8.535cm"/>
    </style:style>
    <style:style style:name="gr5" style:family="graphic" style:parent-style-name="standard">
      <style:graphic-properties draw:textarea-horizontal-align="justify" draw:textarea-vertical-align="middle" draw:auto-grow-height="false" fo:min-height="1.861cm" fo:min-width="1.667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ffff99" draw:textarea-horizontal-align="justify" draw:textarea-vertical-align="middle" draw:auto-grow-height="false" fo:min-height="0.204cm" fo:min-width="0cm" fo:padding-top="0.13cm" fo:padding-bottom="0.13cm" fo:padding-left="0.255cm" fo:padding-right="0.25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-color="#ffffff" draw:textarea-vertical-align="middle" draw:auto-grow-height="false" fo:min-height="0.057cm" fo:min-width="0cm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.4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.721cm"/>
    </style:style>
    <style:style style:name="gr10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cm" fo:min-width="0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end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9.731cm" svg:height="1.238cm" svg:x="5.222cm" svg:y="1cm">
          <draw:text-box>
            <text:p><text:span text:style-name="T1">トラブルシューティング</text:span></text:p>
          </draw:text-box>
        </draw:frame>
        <draw:frame draw:style-name="gr2" draw:text-style-name="P2" draw:layer="layout" svg:width="12.817cm" svg:height="5.233cm" svg:x="2.645cm" svg:y="4.475cm">
          <draw:text-box>
            <text:p><text:span text:style-name="T2">ESP8266</text:span><text:span text:style-name="T2">テスターチェック</text:span></text:p>
            <text:p>導通チェック TX RX </text:p>
            <text:p>電圧チェック 3.3V</text:p>
            <text:p>電圧チェック EN</text:p>
            <text:p/>
            <text:p/>
            <text:p>ブレッドボードによるチェック回路ポートチェック</text:p>
          </draw:text-box>
        </draw:frame>
        <draw:g>
          <draw:polyline draw:style-name="gr3" draw:text-style-name="P3" draw:layer="layout" svg:width="8.998cm" svg:height="0cm" svg:x="5.297cm" svg:y="12.905cm" svg:viewBox="0 0 8999 1" draw:points="0,1 8999,0 8999,1">
            <text:p/>
          </draw:polyline>
          <draw:custom-shape draw:style-name="gr4" draw:text-style-name="P4" draw:layer="layout" svg:width="9.035cm" svg:height="10.021cm" svg:x="5.286cm" svg:y="9.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167cm" svg:height="2.111cm" svg:x="9.311cm" svg:y="15.789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6" draw:layer="layout" svg:width="0.436cm" svg:height="0.464cm" svg:x="5.301cm" svg:y="13.35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54cm" svg:y="13.423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1cm" svg:y="14.112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54cm" svg:y="14.181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5cm" svg:y="14.852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58cm" svg:y="14.921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5cm" svg:y="15.6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58cm" svg:y="15.679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5cm" svg:y="16.352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58cm" svg:y="16.421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5cm" svg:y="17.1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58cm" svg:y="17.179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9cm" svg:y="17.85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62cm" svg:y="17.919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5cm" svg:y="18.58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58cm" svg:y="18.657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5.309cm" svg:y="19.32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317cm" svg:height="0.317cm" svg:x="5.162cm" svg:y="19.397cm">
                <text:p/>
                <draw:enhanced-geometry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</draw:g>
          <draw:g>
            <draw:g>
              <draw:custom-shape draw:style-name="gr6" draw:text-style-name="P6" draw:layer="layout" svg:width="0.436cm" svg:height="0.464cm" svg:x="13.861cm" svg:y="13.354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24cm" svg:y="13.423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61cm" svg:y="14.11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24cm" svg:y="14.181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57cm" svg:y="14.85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2cm" svg:y="14.921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57cm" svg:y="15.6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2cm" svg:y="15.679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57cm" svg:y="16.35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2cm" svg:y="16.421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57cm" svg:y="17.1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2cm" svg:y="17.179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53cm" svg:y="17.85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16cm" svg:y="17.919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57cm" svg:y="18.58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2cm" svg:y="18.657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6" draw:text-style-name="P6" draw:layer="layout" svg:width="0.436cm" svg:height="0.464cm" svg:x="13.853cm" svg:y="19.32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7" draw:text-style-name="P7" draw:layer="layout" svg:width="0.317cm" svg:height="0.317cm" svg:x="14.116cm" svg:y="19.397cm">
                <text:p/>
                <draw:enhanced-geometry draw:mirror-horizontal="true" draw:glue-point-type="segments" draw:type="mso-spt100" draw:modifiers="90.3047619104211 -90.3194898829218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</draw:g>
        </draw:g>
        <draw:frame draw:style-name="gr8" draw:text-style-name="P2" draw:layer="layout" svg:width="1.912cm" svg:height="6.65cm" svg:x="5.878cm" svg:y="13.284cm">
          <draw:text-box>
            <text:p>3V3</text:p>
            <text:p>EN</text:p>
            <text:p>IO14</text:p>
            <text:p>IO12</text:p>
            <text:p>IO13</text:p>
            <text:p>IO15</text:p>
            <text:p>IO2</text:p>
            <text:p>IO0</text:p>
            <text:p>GND</text:p>
          </draw:text-box>
        </draw:frame>
        <draw:frame draw:style-name="gr9" draw:text-style-name="P2" draw:layer="layout" svg:width="2.221cm" svg:height="6.65cm" svg:x="12.127cm" svg:y="13.199cm">
          <draw:text-box>
            <text:p>GND</text:p>
            <text:p>IO16</text:p>
            <text:p>TOUT</text:p>
            <text:p>RST</text:p>
            <text:p>IO5</text:p>
            <text:p>GND</text:p>
            <text:p>TXD</text:p>
            <text:p>RXD</text:p>
            <text:p>IO4</text:p>
          </draw:text-box>
        </draw:frame>
        <draw:frame draw:style-name="gr10" draw:text-style-name="P5" draw:layer="layout" svg:width="7.277cm" svg:height="5.458cm" svg:x="7.619cm" svg:y="23.242cm">
          <draw:image xlink:href="Pictures/1000000000000A20000007983E87D2F9ABD5BCB2.jpg" xlink:type="simple" xlink:show="embed" xlink:actuate="onLoad">
            <text:p/>
          </draw:image>
        </draw:frame>
        <draw:frame draw:style-name="gr11" draw:text-style-name="P2" draw:layer="layout" svg:width="8.385cm" svg:height="0.962cm" svg:x="8.096cm" svg:y="21.96cm">
          <draw:text-box>
            <text:p>WRITEモード時点灯パターン</text:p>
          </draw:text-box>
        </draw:frame>
        <draw:frame draw:style-name="gr11" draw:text-style-name="P9" draw:layer="layout" svg:width="3.203cm" svg:height="1.955cm" svg:x="1.98cm" svg:y="17.094cm">
          <draw:text-box>
            <text:p text:style-name="P8"><text:span text:style-name="T3">Lo</text:span></text:p>
            <text:p text:style-name="P8"><text:span text:style-name="T3"/></text:p>
            <text:p text:style-name="P8"><text:span text:style-name="T3">High</text:span></text:p>
            <text:p text:style-name="P8"><text:span text:style-name="T3"/></text:p>
            <text:p text:style-name="P8"><text:span text:style-name="T3">High RUN Lo Write</text:span></text:p>
          </draw:text-box>
        </draw:frame>
        <draw:frame draw:style-name="gr12" draw:text-style-name="P9" draw:layer="layout" svg:width="1.158cm" svg:height="0.61cm" svg:x="3.966cm" svg:y="14.076cm">
          <draw:text-box>
            <text:p text:style-name="P8"><text:span text:style-name="T3">Hig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7:15:49.989434722</meta:creation-date>
    <meta:editing-duration>PT18M6S</meta:editing-duration>
    <meta:editing-cycles>3</meta:editing-cycles>
    <meta:generator>LibreOffice/5.1.4.2$Linux_X86_64 LibreOffice_project/10m0$Build-2</meta:generator>
    <dc:date>2016-08-27T09:16:34.994555665</dc:date>
    <meta:document-statistic meta:object-count="68"/>
  </office:meta>
</office:document-meta>
</file>